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LeastXNumberOfInvocationsChecker.checkAtLeastNumberOfInvocations( List &lt; Invocation &gt; invocations , MatchableInvocation wanted , int wantedCount , InOrderContext ordering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tLeastXNumberOfInvocationsChecker.AtLeastXNumberOfInvocationsChec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tLeastXNumberOfInvocationsChecker.checkAtLeastNumberOfInvocations( List &lt; Invocation &gt; invocations , MatchableInvocation wanted , int wantedC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